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 L"/>
    </style:style>
    <style:style style:name="P2" style:family="paragraph" style:parent-style-name="Standard" style:list-style-name="L1">
      <style:text-properties style:font-name="Nimbus Sans L"/>
    </style:style>
    <style:style style:name="P3" style:family="paragraph" style:parent-style-name="Standard" style:list-style-name="L1">
      <style:text-properties style:font-name="Nimbus Sans L"/>
    </style:style>
    <style:style style:name="P4" style:family="paragraph" style:parent-style-name="Standard" style:list-style-name="L1">
      <style:text-properties style:font-name="Nimbus Sans L"/>
    </style:style>
    <style:style style:name="P5" style:family="paragraph" style:parent-style-name="Standard" style:list-style-name="L1">
      <style:text-properties style:font-name="Nimbus Sans L"/>
    </style:style>
    <style:style style:name="P6" style:family="paragraph" style:parent-style-name="Standard" style:list-style-name="L1">
      <style:text-properties style:font-name="Nimbus Sans L"/>
    </style:style>
    <style:style style:name="P7" style:family="paragraph" style:parent-style-name="Standard" style:list-style-name="L1">
      <style:text-properties style:font-name="Nimbus Sans L"/>
    </style:style>
    <style:style style:name="P8" style:family="paragraph" style:parent-style-name="Standard" style:list-style-name="L1">
      <style:text-properties style:font-name="Nimbus Sans L"/>
    </style:style>
    <style:style style:name="P9" style:family="paragraph" style:parent-style-name="Standard" style:list-style-name="L1">
      <style:text-properties style:font-name="Nimbus Sans L"/>
    </style:style>
    <style:style style:name="P10" style:family="paragraph" style:parent-style-name="Standard" style:list-style-name="L1">
      <style:text-properties style:font-name="Nimbus Sans L"/>
    </style:style>
    <style:style style:name="P11" style:family="paragraph" style:parent-style-name="Standard" style:list-style-name="L1">
      <style:text-properties style:font-name="Nimbus Sans 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text:style-name="L1">
        <text:list-item>
          <text:p text:style-name="P2">Anggaran Rumah Tangga Universitas Indonesia (ART-UI)</text:p>
        </text:list-item>
        <text:list-item>
          <text:p text:style-name="P2">Anggaran Tahunan Universitas</text:p>
        </text:list-item>
        <text:list-item>
          <text:p text:style-name="P2">Badan Pertimbangan Program Pascasarjana (BP3S)</text:p>
        </text:list-item>
        <text:list-item>
          <text:p text:style-name="P2">Bagian</text:p>
        </text:list-item>
        <text:list-item>
          <text:p text:style-name="P2">Dekan</text:p>
        </text:list-item>
        <text:list-item>
          <text:p text:style-name="P2">Departemen</text:p>
        </text:list-item>
        <text:list-item>
          <text:p text:style-name="P2">Dewan Audit</text:p>
        </text:list-item>
        <text:list-item>
          <text:p text:style-name="P2">Dewan Guru Besar Fakultas (DGB-F)</text:p>
        </text:list-item>
        <text:list-item>
          <text:p text:style-name="P2">Dewan Guru Besar Universitas Indonesia (DGB-UI)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21T17:17:23</meta:creation-date>
    <dc:date>2007-09-21T17:24:45</dc:date>
    <dc:language>en-US</dc:language>
    <meta:editing-cycles>4</meta:editing-cycles>
    <meta:editing-duration>PT7M22S</meta:editing-duration>
    <meta:template xlink:type="simple" xlink:actuate="onRequest" xlink:role="template" xlink:href="../../../../.openoffice.org2/user/template/Default.ott" xlink:title="Default" meta:date="2007-09-21T17:17:23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33" meta:character-count="238"/>
  </office:meta>
</office:document-meta>
</file>